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989cm" fo:min-width="7.37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266cm" fo:min-width="2.0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325cm" fo:min-width="0.0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margin-top="0cm" fo:margin-bottom="0.051cm"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4" style:family="paragraph">
      <loext:graphic-properties draw:fill="solid" draw:fill-color="#ff0000"/>
      <style:paragraph-properties fo:margin-top="0cm" fo:margin-bottom="0.051cm"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0090" style:font-name="DejaVu Sans Mono" fo:font-weight="bold" style:font-weight-asian="bold" style:font-weight-complex="bold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fo:color="#000090" style:font-name="DejaVu Sans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7.239cm" svg:x="2.397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3.556cm" svg:x="4.556cm" svg:y="1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3.556cm" svg:x="3.438cm" svg:y="4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3.556cm" svg:x="5.674cm" svg:y="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91cm" svg:height="0.954cm" svg:x="4.275cm" svg:y="6.542cm">
          <draw:text-box>
            <text:p><text:span text:style-name="T1">P</text:span></text:p>
          </draw:text-box>
        </draw:frame>
        <draw:frame draw:style-name="gr4" draw:text-style-name="P3" draw:layer="layout" svg:width="0.959cm" svg:height="0.954cm" svg:x="7.576cm" svg:y="6.542cm">
          <draw:text-box>
            <text:p><text:span text:style-name="T1">Q</text:span></text:p>
          </draw:text-box>
        </draw:frame>
        <draw:frame draw:style-name="gr3" draw:text-style-name="P3" draw:layer="layout" svg:width="0.891cm" svg:height="0.954cm" svg:x="6.476cm" svg:y="2.042cm">
          <draw:text-box>
            <text:p><text:span text:style-name="T1">R</text:span></text:p>
          </draw:text-box>
        </draw:frame>
        <draw:custom-shape draw:style-name="gr5" draw:text-style-name="P4" draw:layer="layout" svg:width="0.813cm" svg:height="0.813cm" svg:x="5.826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13cm" svg:height="0.813cm" svg:x="4.048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13cm" svg:height="0.813cm" svg:x="7.88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13cm" svg:height="0.813cm" svg:x="5.979cm" svg:y="7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13cm" svg:height="0.813cm" svg:x="5.879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883cm" svg:height="0.988cm" svg:x="6.924cm" svg:y="4.081cm">
          <draw:text-box>
            <text:p text:style-name="P5"><text:span text:style-name="T2">F</text:span></text:p>
          </draw:text-box>
        </draw:frame>
        <draw:frame draw:style-name="gr6" draw:text-style-name="P6" draw:layer="layout" svg:width="0.883cm" svg:height="0.988cm" svg:x="5.925cm" svg:y="5.781cm">
          <draw:text-box>
            <text:p text:style-name="P5"><text:span text:style-name="T2">F</text:span></text:p>
          </draw:text-box>
        </draw:frame>
        <draw:frame draw:style-name="gr6" draw:text-style-name="P6" draw:layer="layout" svg:width="0.883cm" svg:height="0.988cm" svg:x="4.925cm" svg:y="4.081cm">
          <draw:text-box>
            <text:p text:style-name="P5"><text:span text:style-name="T2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23:12:41.275911845</meta:creation-date>
    <dc:date>2020-02-17T23:24:41.976394735</dc:date>
    <meta:editing-duration>PT40M14S</meta:editing-duration>
    <meta:editing-cycles>3</meta:editing-cycles>
    <meta:generator>LibreOffice/6.0.7.3$Linux_X86_64 LibreOffice_project/00m0$Build-3</meta:generator>
    <meta:document-statistic meta:object-count="15"/>
  </office:meta>
</office:document-meta>
</file>